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text-indent="0cm" style:auto-text-indent="fals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008000" loext:opacity="100%"/>
    </style:style>
    <style:style style:name="T3" style:family="text">
      <style:text-properties fo:color="#0000cd" loext:opacity="100%"/>
    </style:style>
    <style:style style:name="T4" style:family="text">
      <style:text-properties fo:color="#ff0000" loext:opacity="100%"/>
    </style:style>
    <style:style style:name="T5" style:family="text">
      <style:text-properties loext:padding="0cm" loext:border="none"/>
    </style:style>
    <style:style style:name="T6" style:family="text">
      <style:text-properties fo:color="#a52a2a" loext:opacity="100%"/>
    </style:style>
    <style:style style:name="T7" style:family="text">
      <style:text-properties officeooo:rsid="000a33ff"/>
    </style:style>
    <style:style style:name="T8" style:family="text">
      <style:text-properties officeooo:rsid="000a33ff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ntaxis de JavaScript</text:h>
      <text:p text:style-name="P8"><text:span text:style-name="T5">La sintaxis de JavaScript es el conjunto de reglas sobre cómo se construyen los programas de JavaScript:</text:span></text:p>
      <text:p text:style-name="P10"><text:span text:style-name="T2">// How to create variables:<text:line-break/></text:span><text:span text:style-name="T3">var</text:span> x;<text:line-break/><text:span text:style-name="T3">let</text:span> y;<text:line-break/><text:line-break/><text:span text:style-name="T2">// How to use variables:<text:line-break/></text:span>x = <text:span text:style-name="T4">5</text:span>;<text:line-break/>y = <text:span text:style-name="T4">6</text:span>;<text:line-break/><text:span text:style-name="T3">let</text:span> z = x + y;</text:p>
      <text:h text:style-name="P2" text:outline-level="2">Valores de JavaScript</text:h>
      <text:p text:style-name="P8">La sintaxis de JavaScript define dos tipos de valores:</text:p>
      <text:list text:style-name="L1">
        <text:list-item>
          <text:p text:style-name="P12">Valores fijos</text:p>
        </text:list-item>
        <text:list-item>
          <text:p text:style-name="P13">Valores variables</text:p>
        </text:list-item>
      </text:list>
      <text:p text:style-name="P8">Los valores fijos se llaman literales .</text:p>
      <text:p text:style-name="P8">Los valores de las variables se denominan Variables .</text:p>
      <text:p text:style-name="Horizontal_20_Line"/>
      <text:h text:style-name="P2" text:outline-level="2">Literales de JavaScript</text:h>
      <text:p text:style-name="P8">Las dos reglas de sintaxis más importantes para valores fijos son:</text:p>
      <text:p text:style-name="P8">1. <text:span text:style-name="Strong_20_Emphasis">Los números</text:span> se escriben con o sin decimales:</text:p>
      <text:p text:style-name="P11"><text:span text:style-name="T4">10.50</text:span><text:line-break/><text:line-break/><text:span text:style-name="T4">1001</text:span></text:p>
      <text:p text:style-name="P8"><text:span text:style-name="T5"/></text:p>
      <text:p text:style-name="P8">2. <text:span text:style-name="Strong_20_Emphasis">Las cadenas</text:span> son texto, escrito entre comillas dobles o simples:</text:p>
      <text:p text:style-name="P11"><text:span text:style-name="T6">"John Doe"</text:span><text:line-break/><text:line-break/><text:span text:style-name="T6">'John Doe'</text:span></text:p>
      <text:p text:style-name="P7"><text:span text:style-name="T5"/></text:p>
      <text:p text:style-name="Horizontal_20_Line"><text:soft-page-break/></text:p>
      <text:h text:style-name="P2" text:outline-level="2">Variables de JavaScript</text:h>
      <text:p text:style-name="P8">En un lenguaje de programación, <text:span text:style-name="Strong_20_Emphasis">las variables</text:span> se utilizan para <text:span text:style-name="Strong_20_Emphasis">almacenar</text:span> valores de datos.</text:p>
      <text:p text:style-name="P8">JavaScript utiliza las palabras clave <text:span text:style-name="Source_20_Text"><text:span text:style-name="T5">var,</text:span></text:span> <text:span text:style-name="Source_20_Text"><text:span text:style-name="T5">let </text:span></text:span><text:span text:style-name="Source_20_Text"><text:span text:style-name="T8">y const </text:span></text:span>para declarar <text:span text:style-name="Strong_20_Emphasis">variables</text:span> .</text:p>
      <text:p text:style-name="P8">Se utiliza un <text:span text:style-name="Strong_20_Emphasis">signo igual para asignar valores</text:span> a las variables.</text:p>
      <text:p text:style-name="P8">En este ejemplo, x se define como una variable. Entonces, a x se le asigna (dado) el valor 6:</text:p>
      <text:p text:style-name="P11"><text:span text:style-name="T3">let</text:span> x;<text:line-break/>x = <text:span text:style-name="T4">6</text:span>;</text:p>
      <text:p text:style-name="P7"><text:span text:style-name="T5"/></text:p>
      <text:p text:style-name="Horizontal_20_Line"/>
      <text:h text:style-name="P2" text:outline-level="2">Operadores de JavaScript</text:h>
      <text:p text:style-name="P8">JavaScript utiliza <text:span text:style-name="Strong_20_Emphasis">operadores aritméticos</text:span> ( <text:span text:style-name="Source_20_Text"><text:span text:style-name="T5">+</text:span></text:span> <text:span text:style-name="Source_20_Text"><text:span text:style-name="T5">-</text:span></text:span> <text:span text:style-name="Source_20_Text"><text:span text:style-name="T5">*</text:span></text:span> <text:span text:style-name="Source_20_Text"><text:span text:style-name="T5">/</text:span></text:span>) para <text:span text:style-name="Strong_20_Emphasis">calcular</text:span> valores:</text:p>
      <text:p text:style-name="P11">(<text:span text:style-name="T4">5</text:span> + <text:span text:style-name="T4">6</text:span>) * <text:span text:style-name="T4">10</text:span></text:p>
      <text:p text:style-name="P8"><text:span text:style-name="T5"/></text:p>
      <text:p text:style-name="P8">JavaScript utiliza un <text:span text:style-name="Strong_20_Emphasis">operador de asignación</text:span> ( <text:span text:style-name="Source_20_Text"><text:span text:style-name="T5">=</text:span></text:span>) para <text:span text:style-name="Strong_20_Emphasis">asignar</text:span> valores a variables:</text:p>
      <text:p text:style-name="P11"><text:span text:style-name="T3">let</text:span> x, y;<text:line-break/>x = <text:span text:style-name="T4">5</text:span>;<text:line-break/>y = <text:span text:style-name="T4">6</text:span>;</text:p>
      <text:p text:style-name="P7"><text:span text:style-name="T5"/></text:p>
      <text:p text:style-name="Horizontal_20_Line"/>
      <text:h text:style-name="P2" text:outline-level="2">Expresiones JavaScript</text:h>
      <text:p text:style-name="P8">Una expresión es una combinación de valores, variables y operadores, que calcula un valor.</text:p>
      <text:p text:style-name="P8">El cálculo se llama evaluación.</text:p>
      <text:p text:style-name="P8">Por ejemplo, 5 * 10 se evalúa como 50:</text:p>
      <text:p text:style-name="P11"><text:span text:style-name="T4">5</text:span> * <text:span text:style-name="T4">10</text:span></text:p>
      <text:p text:style-name="P8"><text:span text:style-name="T5"/></text:p>
      <text:p text:style-name="P8">Las expresiones también pueden contener valores variables:</text:p>
      <text:p text:style-name="P11">x * <text:span text:style-name="T4">10</text:span></text:p>
      <text:p text:style-name="P8"><text:span text:style-name="T5"/></text:p>
      <text:p text:style-name="P8">Los valores pueden ser de varios tipos, como números y cadenas.</text:p>
      <text:p text:style-name="P8">Por ejemplo, "John" + " " + "Doe", se evalúa como "John Doe":</text:p>
      <text:p text:style-name="P11"><text:span text:style-name="T6">"John"</text:span> + <text:span text:style-name="T6">" "</text:span> + <text:span text:style-name="T6">"Doe"</text:span></text:p>
      <text:p text:style-name="P7"><text:span text:style-name="T5"/></text:p>
      <text:p text:style-name="Horizontal_20_Line"/>
      <text:h text:style-name="P2" text:outline-level="2"><text:soft-page-break/>Palabras clave de JavaScript</text:h>
      <text:p text:style-name="P8"><text:span text:style-name="Strong_20_Emphasis">Las palabras clave</text:span> de JavaScript se utilizan para identificar las acciones que se realizarán.</text:p>
      <text:p text:style-name="P8">La palabra clave <text:span text:style-name="Source_20_Text"><text:span text:style-name="T5">let </text:span></text:span>le dice al navegador que cree variables:</text:p>
      <text:p text:style-name="P11"><text:span text:style-name="T3">let</text:span> x, y;<text:line-break/>x = <text:span text:style-name="T4">5</text:span> + <text:span text:style-name="T4">6</text:span>;<text:line-break/>y = x * <text:span text:style-name="T4">10</text:span>;</text:p>
      <text:p text:style-name="P8"><text:span text:style-name="T5"/></text:p>
      <text:p text:style-name="P8">La palabra clave <text:span text:style-name="Source_20_Text"><text:span text:style-name="T5">var </text:span></text:span>también le dice al navegador que cree variables:</text:p>
      <text:p text:style-name="P11"><text:span text:style-name="T3">var</text:span> x, y;<text:line-break/>x = <text:span text:style-name="T4">5</text:span> + <text:span text:style-name="T4">6</text:span>;<text:line-break/>y = x * <text:span text:style-name="T4">10</text:span>;</text:p>
      <text:p text:style-name="P8"><text:span text:style-name="T5"/></text:p>
      <text:p text:style-name="P8"><text:span text:style-name="T5">En estos ejemplos, usar </text:span><text:span text:style-name="Source_20_Text"><text:span text:style-name="T5">var</text:span></text:span><text:span text:style-name="T5"> o </text:span><text:span text:style-name="Source_20_Text"><text:span text:style-name="T5">let </text:span></text:span><text:span text:style-name="T5">producirá el mismo resultado.</text:span></text:p>
      <text:p text:style-name="P8"><text:span text:style-name="T5"/></text:p>
      <text:p text:style-name="Horizontal_20_Line"/>
      <text:h text:style-name="P2" text:outline-level="2">Comentarios de JavaScript</text:h>
      <text:p text:style-name="P8">No todas las declaraciones de JavaScript se "ejecutan".</text:p>
      <text:p text:style-name="P8">El código después de barras dobles <text:span text:style-name="Source_20_Text"><text:span text:style-name="T5">//</text:span></text:span>o entre <text:span text:style-name="Source_20_Text"><text:span text:style-name="T5">/*</text:span></text:span>y <text:span text:style-name="Source_20_Text"><text:span text:style-name="T5">*/</text:span></text:span>se trata como un <text:span text:style-name="Strong_20_Emphasis">comentario</text:span> .</text:p>
      <text:p text:style-name="P8">Los comentarios se ignoran y no se ejecutarán:</text:p>
      <text:p text:style-name="P11"><text:span text:style-name="T3">let</text:span> x = <text:span text:style-name="T4">5</text:span>;   <text:span text:style-name="T2">// I will be executed<text:line-break/></text:span><text:line-break/><text:span text:style-name="T2">// x = 6;   I will NOT be executed</text:span></text:p>
      <text:p text:style-name="P9"/>
      <text:p text:style-name="Horizontal_20_Line"/>
      <text:h text:style-name="P2" text:outline-level="2">Identificadores/nombres de JavaScript</text:h>
      <text:p text:style-name="P8">Los identificadores son nombres de JavaScript.</text:p>
      <text:p text:style-name="P8">Los identificadores se utilizan para nombrar variables, palabras clave y funciones.</text:p>
      <text:p text:style-name="P8">Las reglas para los nombres <text:span text:style-name="T7">válidos</text:span> son las mismas en la mayoría de los lenguajes de programación.</text:p>
      <text:p text:style-name="P8">Un nombre JavaScript debe comenzar con:</text:p>
      <text:list text:style-name="L2">
        <text:list-item>
          <text:p text:style-name="P14">Una letra (AZ o az)</text:p>
        </text:list-item>
        <text:list-item>
          <text:p text:style-name="P14">Un signo de dólar ($)</text:p>
        </text:list-item>
        <text:list-item>
          <text:p text:style-name="P15">O un guión bajo (_)</text:p>
        </text:list-item>
      </text:list>
      <text:p text:style-name="P8">Los caracteres siguientes pueden ser letras, dígitos, guiones bajos o signos de dólar.</text:p>
      <text:h text:style-name="P3" text:outline-level="2"><text:soft-page-break/>Nota</text:h>
      <text:p text:style-name="P9">No se permiten números como primer carácter en los nombres.</text:p>
      <text:p text:style-name="P9">De esta forma, JavaScript puede distinguir fácilmente los identificadores de los números.</text:p>
      <text:p text:style-name="Horizontal_20_Line"/>
      <text:h text:style-name="P2" text:outline-level="2">JavaScript distingue entre mayúsculas y minúsculas</text:h>
      <text:p text:style-name="P8">Todos los identificadores de JavaScript distinguen entre <text:span text:style-name="Strong_20_Emphasis">mayúsculas y minúsculas</text:span> . </text:p>
      <text:p text:style-name="P8">Las variables <text:span text:style-name="Source_20_Text"><text:span text:style-name="T5">lastName </text:span></text:span>y <text:span text:style-name="Source_20_Text"><text:span text:style-name="T5">lastname</text:span></text:span>, son dos variables diferentes:</text:p>
      <text:p text:style-name="P11"><text:span text:style-name="T3">let</text:span> lastname, lastName;<text:line-break/>lastName = <text:span text:style-name="T6">"Doe"</text:span>;<text:line-break/>lastname = <text:span text:style-name="T6">"Peterson"</text:span>;</text:p>
      <text:p text:style-name="P8"><text:span text:style-name="T5"/></text:p>
      <text:p text:style-name="P8">JavaScript no interpreta LET o Let como la palabra clave let .</text:p>
      <text:p text:style-name="Horizontal_20_Line"/>
      <text:h text:style-name="P2" text:outline-level="2">JavaScript y Camel <text:span text:style-name="T7">Case</text:span></text:h>
      <text:p text:style-name="P8">Históricamente, los programadores han utilizado diferentes formas de unir varias palabras en un nombre de variable:</text:p>
      <text:p text:style-name="P8"><text:span text:style-name="Strong_20_Emphasis">Guiones:</text:span></text:p>
      <text:p text:style-name="P8"><text:s/>master-card</text:p>
      <text:p text:style-name="P9">Los guiones no están permitidos en JavaScript. Están reservados para restas.</text:p>
      <text:p text:style-name="P8"><text:span text:style-name="Strong_20_Emphasis">Gui</text:span><text:span text:style-name="Strong_20_Emphasis"><text:span text:style-name="T7">ó</text:span></text:span><text:span text:style-name="Strong_20_Emphasis">n bajo:</text:span></text:p>
      <text:p text:style-name="P8">master_card, inter_city.</text:p>
      <text:p text:style-name="P8"><text:span text:style-name="Strong_20_Emphasis"><text:span text:style-name="T7">Upper</text:span></text:span><text:span text:style-name="Strong_20_Emphasis"> Camel </text:span><text:span text:style-name="Strong_20_Emphasis"><text:span text:style-name="T7">Case</text:span></text:span><text:span text:style-name="Strong_20_Emphasis">:</text:span></text:p>
      <text:p text:style-name="P8"><text:span text:style-name="T7">m</text:span>asterCard</text:p>
      <text:p text:style-name="P8"><text:span text:style-name="Strong_20_Emphasis"><text:span text:style-name="T7">Lower Camel Case</text:span></text:span><text:span text:style-name="Strong_20_Emphasis">:</text:span></text:p>
      <text:p text:style-name="P8">Los programadores de JavaScript tienden a utilizar <text:span text:style-name="T7">Camel Case</text:span> que comienzan con una letra minúscula:</text:p>
      <text:p text:style-name="P8">masterCard</text:p>
      <text:p text:style-name="Horizontal_20_Line"/>
      <text:h text:style-name="P2" text:outline-level="2">Juego de caracteres <text:span text:style-name="T7">en </text:span>JavaScript</text:h>
      <text:p text:style-name="P8">JavaScript utiliza el juego de caracteres <text:span text:style-name="Strong_20_Emphasis">Unicode</text:span> .</text:p>
      <text:p text:style-name="P8">Unicode cubre (casi) todos los caracteres, puntuaciones y símbolos del mundo.</text:p>
      <text:p text:style-name="P8"><text:soft-page-break/>Unicode se puede implementar mediante diferentes conjuntos de caracteres. Las codificaciones más utilizadas son UTF-8 y UTF-16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7:05:23.706000000</meta:creation-date>
    <dc:date>2024-03-13T17:14:14.646000000</dc:date>
    <meta:editing-duration>PT8M51S</meta:editing-duration>
    <meta:editing-cycles>1</meta:editing-cycles>
    <meta:document-statistic meta:table-count="0" meta:image-count="0" meta:object-count="0" meta:page-count="5" meta:paragraph-count="81" meta:word-count="675" meta:character-count="3921" meta:non-whitespace-character-count="3322"/>
    <meta:generator>LibreOffice/7.6.0.3$Windows_X86_64 LibreOffice_project/69edd8b8ebc41d00b4de3915dc82f8f0fc3b6265</meta:generator>
  </office:meta>
</office:document-meta>
</file>